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19.39mm"/>
    </style:style>
    <style:style style:name="co8" style:family="table-column">
      <style:table-column-properties fo:break-before="auto" style:column-width="61.95mm"/>
    </style:style>
    <style:style style:name="co9" style:family="table-column">
      <style:table-column-properties fo:break-before="auto" style:column-width="98.43mm"/>
    </style:style>
    <style:style style:name="co10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68mm" fo:break-before="auto" style:use-optimal-row-height="true"/>
    </style:style>
    <style:style style:name="ro5" style:family="table-row">
      <style:table-row-properties style:row-height="10.87mm" fo:break-before="auto" style:use-optimal-row-height="true"/>
    </style:style>
    <style:style style:name="ro6" style:family="table-row">
      <style:table-row-properties style:row-height="17.71mm" fo:break-before="auto" style:use-optimal-row-height="true"/>
    </style:style>
    <style:style style:name="ro7" style:family="table-row">
      <style:table-row-properties style:row-height="14.16mm" fo:break-before="auto" style:use-optimal-row-height="true"/>
    </style:style>
    <style:style style:name="ro8" style:family="table-row">
      <style:table-row-properties style:row-height="21.25mm" fo:break-before="auto" style:use-optimal-row-height="true"/>
    </style:style>
    <style:style style:name="ro9" style:family="table-row">
      <style:table-row-properties style:row-height="7.3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3" style:family="table-cell" style:parent-style-name="Default" style:data-style-name="N0"/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3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.A3"/>
    </style:style>
    <style:style style:name="ce59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Calibri" fo:font-size="11pt" style:text-underline-style="none" style:font-name-asian="Calibri" style:font-size-asian="11pt" style:font-name-complex="Calibri" style:font-size-complex="11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.D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1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83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M3"/>
    </style:style>
    <style:style style:name="ce109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M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6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A3"/>
    </style:style>
    <style:style style:name="ce9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C.A3"/>
    </style:style>
    <style:style style:name="ce99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C.A3"/>
    </style:style>
    <style:style style:name="ce100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C.A3"/>
    </style:style>
    <style:style style:name="ce101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SRC.A3"/>
    </style:style>
    <style:style style:name="ce102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0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0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0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06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SRC.D3"/>
    </style:style>
    <style:style style:name="ce1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1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1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16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1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1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1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2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2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  <style:style style:name="ce131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M3"/>
    </style:style>
    <style:style style:name="ce133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M3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C.A3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3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37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SRC.A3"/>
    </style:style>
    <style:style style:name="ce13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  <style:style style:name="ce139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SR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B$7:$Dict.$B$30])" table:allow-empty-cell="true" table:display-list="unsorted" table:base-cell-address="SR.M3">
          <table:error-message table:message-type="stop" table:display="true"/>
        </table:content-validation>
        <table:content-validation table:name="val5" table:condition="of:cell-content-is-in-list([$Dict.$D$7:$Dict.$D$30])" table:allow-empty-cell="true" table:display-list="unsorted" table:base-cell-address="SRC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63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1" table:default-cell-style-name="Default"/>
        <table:table-column table:style-name="co1" table:default-cell-style-name="ce9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eq server URL</text:p>
          </table:table-cell>
          <table:table-cell office:value-type="string" calcext:value-type="string">
            <text:p>http://myrequirementsserver.domain/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8" office:value-type="string" calcext:value-type="string">
            <text:p>RqTarget values</text:p>
          </table:table-cell>
          <table:table-cell/>
          <table:table-cell table:style-name="ce8" office:value-type="string" calcext:value-type="string">
            <text:p>RqStatus values</text:p>
          </table:table-cell>
        </table:table-row>
        <table:table-row table:style-name="ro1">
          <table:table-cell/>
          <table:table-cell office:value-type="string" calcext:value-type="string">
            <text:p>v0.1</text:p>
          </table:table-cell>
          <table:table-cell/>
          <table:table-cell table:style-name="ce4" office:value-type="string" calcext:value-type="string">
            <text:p>RqDraft</text:p>
          </table:table-cell>
        </table:table-row>
        <table:table-row table:style-name="ro1">
          <table:table-cell/>
          <table:table-cell office:value-type="string" calcext:value-type="string">
            <text:p>v0.2</text:p>
          </table:table-cell>
          <table:table-cell/>
          <table:table-cell table:style-name="ce4" office:value-type="string" calcext:value-type="string">
            <text:p>RqStable</text:p>
          </table:table-cell>
        </table:table-row>
        <table:table-row table:style-name="ro1">
          <table:table-cell/>
          <table:table-cell office:value-type="string" calcext:value-type="string">
            <text:p>v0.3</text:p>
          </table:table-cell>
          <table:table-cell/>
          <table:table-cell table:style-name="ce4" office:value-type="string" calcext:value-type="string">
            <text:p>RqApprov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Includ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Validat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Reject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Eras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Zombi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1.0</text:p>
          </table:table-cell>
          <table:table-cell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R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Parent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-" calcext:value-type="string">
            <text:p>SR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13" office:value-type="string" calcext:value-type="string">
            <text:p>1.</text:p>
          </table:table-cell>
          <table:table-cell table:style-name="ce19"/>
          <table:table-cell table:style-name="ce23" table:formula="of:=IF(LEN([.B3])&gt;0;HYPERLINK(CONCATENATE([$Dict.$C$3];&quot;issues/&quot;;[.B3]);CONCATENATE(&quot;#&quot;;[.B3]));&quot;&quot;)">
            <text:p/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IF(LEN([.D3])&gt;0;CONCATENATE([.$K$1];TEXT([.D3];&quot;0000&quot;));&quot;&quot;)" office:value-type="string" office:string-value="SR-0001" calcext:value-type="string">
            <text:p>SR-0001</text:p>
          </table:table-cell>
          <table:table-cell table:style-name="ce79" office:value-type="string" calcext:value-type="string">
            <text:p>Introduction</text:p>
          </table:table-cell>
          <table:table-cell table:style-name="ce81" office:value-type="string" calcext:value-type="string">
            <text:p>This document is the root document for the requirements of the system SYS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1.1</text:p>
          </table:table-cell>
          <table:table-cell table:style-name="ce20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29" table:formula="of:=IF(LEN([.D4])&gt;0;CONCATENATE([.$K$1];TEXT([.D4];&quot;0000&quot;));&quot;&quot;)" office:value-type="string" office:string-value="SR-0002" calcext:value-type="string">
            <text:p>SR-0002</text:p>
          </table:table-cell>
          <table:table-cell table:style-name="ce79" office:value-type="string" calcext:value-type="string">
            <text:p>About this document</text:p>
          </table:table-cell>
          <table:table-cell table:style-name="ce81" office:value-type="string" calcext:value-type="string">
            <text:p>The SYS system has to fulfill the requirements in this document.</text:p>
          </table:table-cell>
          <table:table-cell table:style-name="ce37" table:content-validation-name="val1" office:value-type="string" calcext:value-type="string">
            <text:p>SR0001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4">
          <table:table-cell table:style-name="ce7" office:value-type="string" calcext:value-type="string">
            <text:p>2.</text:p>
          </table:table-cell>
          <table:table-cell table:style-name="ce20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29" table:formula="of:=IF(LEN([.D5])&gt;0;CONCATENATE([.$K$1];TEXT([.D5];&quot;0000&quot;));&quot;&quot;)" office:value-type="string" office:string-value="SR-0003" calcext:value-type="string">
            <text:p>SR-0003</text:p>
          </table:table-cell>
          <table:table-cell table:style-name="ce79" office:value-type="string" calcext:value-type="string">
            <text:p>Requirements</text:p>
          </table:table-cell>
          <table:table-cell table:style-name="ce81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7" office:value-type="string" calcext:value-type="string">
            <text:p>2.1.</text:p>
          </table:table-cell>
          <table:table-cell table:style-name="ce20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29" table:formula="of:=IF(LEN([.D6])&gt;0;CONCATENATE([.$K$1];TEXT([.D6];&quot;0000&quot;));&quot;&quot;)" office:value-type="string" office:string-value="SR-0004" calcext:value-type="string">
            <text:p>SR-0004</text:p>
          </table:table-cell>
          <table:table-cell table:style-name="ce79" office:value-type="string" calcext:value-type="string">
            <text:p>Functional requirements</text:p>
          </table:table-cell>
          <table:table-cell table:style-name="ce81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37" table:content-validation-name="val1" office:value-type="string" calcext:value-type="string">
            <text:p>SR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6">
          <table:table-cell table:style-name="ce7" office:value-type="string" calcext:value-type="string">
            <text:p>2.1.1.</text:p>
          </table:table-cell>
          <table:table-cell table:style-name="ce20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29" table:formula="of:=IF(LEN([.D7])&gt;0;CONCATENATE([.$K$1];TEXT([.D7];&quot;0000&quot;));&quot;&quot;)" office:value-type="string" office:string-value="SR-0005" calcext:value-type="string">
            <text:p>SR-0005</text:p>
          </table:table-cell>
          <table:table-cell table:style-name="ce79" office:value-type="string" calcext:value-type="string">
            <text:p>Speed</text:p>
          </table:table-cell>
          <table:table-cell table:style-name="ce81" office:value-type="string" calcext:value-type="string">
            <text:p>The system shall operate at an SysSpeed greater than 30 +/- 0.01 fps</text:p>
          </table:table-cell>
          <table:table-cell table:style-name="ce37" table:content-validation-name="val1" office:value-type="string" calcext:value-type="string">
            <text:p>SR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2</text:p>
          </table:table-cell>
          <table:table-cell table:style-name="ce107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SysSpeed</text:p>
          </table:table-cell>
          <table:table-cell table:style-name="ce47" office:value-type="string" calcext:value-type="string">
            <text:p>30 +/- 0.01 fps</text:p>
          </table:table-cell>
          <table:table-cell table:style-name="ce54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7" office:value-type="string" calcext:value-type="string">
            <text:p>2.1.2.</text:p>
          </table:table-cell>
          <table:table-cell table:style-name="ce20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29" table:formula="of:=IF(LEN([.D8])&gt;0;CONCATENATE([.$K$1];TEXT([.D8];&quot;0000&quot;));&quot;&quot;)" office:value-type="string" office:string-value="SR-0006" calcext:value-type="string">
            <text:p>SR-0006</text:p>
          </table:table-cell>
          <table:table-cell table:style-name="ce79" office:value-type="string" calcext:value-type="string">
            <text:p>Contrast</text:p>
          </table:table-cell>
          <table:table-cell table:style-name="ce81" office:value-type="string" calcext:value-type="string">
            <text:p>The system shall provide images which ImgContrast is greater than 20 +/- <text:s/>1 %</text:p>
          </table:table-cell>
          <table:table-cell table:style-name="ce37" table:content-validation-name="val1" office:value-type="string" calcext:value-type="string">
            <text:p>SR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3</text:p>
          </table:table-cell>
          <table:table-cell table:style-name="ce107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ImgContrast</text:p>
          </table:table-cell>
          <table:table-cell table:style-name="ce51" office:value-type="string" calcext:value-type="string">
            <text:p>20 +/- <text:s/>1 %</text:p>
          </table:table-cell>
          <table:table-cell table:style-name="ce54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7" office:value-type="string" calcext:value-type="string">
            <text:p>2.1.3.</text:p>
          </table:table-cell>
          <table:table-cell table:style-name="ce20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29" table:formula="of:=IF(LEN([.D9])&gt;0;CONCATENATE([.$K$1];TEXT([.D9];&quot;0000&quot;));&quot;&quot;)" office:value-type="string" office:string-value="SR-0007" calcext:value-type="string">
            <text:p>SR-0007</text:p>
          </table:table-cell>
          <table:table-cell table:style-name="ce79" office:value-type="string" calcext:value-type="string">
            <text:p>Detector sensitivity</text:p>
          </table:table-cell>
          <table:table-cell table:style-name="ce81" office:value-type="string" calcext:value-type="string">
            <text:p>The detector shall provide a DtcSensitivity greater than 3000 +/- 2 wtf</text:p>
          </table:table-cell>
          <table:table-cell table:style-name="ce37" table:content-validation-name="val1" office:value-type="string" calcext:value-type="string">
            <text:p>SR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Hw</text:p>
          </table:table-cell>
          <table:table-cell table:style-name="ce44" office:value-type="string" calcext:value-type="string">
            <text:p>SR0005</text:p>
            <text:p>SR0006</text:p>
          </table:table-cell>
          <table:table-cell table:style-name="ce47" office:value-type="string" calcext:value-type="string">
            <text:p>RD0</text:p>
            <text:p>RD2</text:p>
            <text:p>RD3</text:p>
          </table:table-cell>
          <table:table-cell table:style-name="ce107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Sensitivity</text:p>
          </table:table-cell>
          <table:table-cell table:style-name="ce52" office:value-type="string" calcext:value-type="string">
            <text:p>3000 +/- 2 wtf</text:p>
          </table:table-cell>
          <table:table-cell table:style-name="ce54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2.1.4.</text:p>
          </table:table-cell>
          <table:table-cell table:style-name="ce20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29" table:formula="of:=IF(LEN([.D10])&gt;0;CONCATENATE([.$K$1];TEXT([.D10];&quot;0000&quot;));&quot;&quot;)" office:value-type="string" office:string-value="SR-0008" calcext:value-type="string">
            <text:p>SR-0008</text:p>
          </table:table-cell>
          <table:table-cell table:style-name="ce79" office:value-type="string" calcext:value-type="string">
            <text:p>Detector controller</text:p>
          </table:table-cell>
          <table:table-cell table:style-name="ce81" office:value-type="string" calcext:value-type="string">
            <text:p>The detector controller shall be able to operate at DtcCtrlSpeed greater than 32 +/- 0.01 fps</text:p>
          </table:table-cell>
          <table:table-cell table:style-name="ce37" table:content-validation-name="val1" office:value-type="string" calcext:value-type="string">
            <text:p>SR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Sw</text:p>
          </table:table-cell>
          <table:table-cell table:style-name="ce44" office:value-type="string" calcext:value-type="string">
            <text:p>SR0005</text:p>
          </table:table-cell>
          <table:table-cell table:style-name="ce47" office:value-type="string" calcext:value-type="string">
            <text:p>RD0</text:p>
          </table:table-cell>
          <table:table-cell table:style-name="ce107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CtrlSpeed</text:p>
          </table:table-cell>
          <table:table-cell table:style-name="ce47" office:value-type="string" calcext:value-type="string">
            <text:p>32 +/- 0.01 fps</text:p>
          </table:table-cell>
          <table:table-cell table:style-name="ce54" office:value-type="string" calcext:value-type="string">
            <text:p>Derived from RD0 SR0005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7" office:value-type="string" calcext:value-type="string">
            <text:p>2.2.</text:p>
          </table:table-cell>
          <table:table-cell table:style-name="ce20"/>
          <table:table-cell table:style-name="ce23"/>
          <table:table-cell table:style-name="ce27" office:value-type="float" office:value="9" calcext:value-type="float">
            <text:p>9</text:p>
          </table:table-cell>
          <table:table-cell table:style-name="ce29" table:formula="of:=IF(LEN([.D11])&gt;0;CONCATENATE([.$K$1];TEXT([.D11];&quot;0000&quot;));&quot;&quot;)" office:value-type="string" office:string-value="SR-0009" calcext:value-type="string">
            <text:p>SR-0009</text:p>
          </table:table-cell>
          <table:table-cell table:style-name="ce79" office:value-type="string" calcext:value-type="string">
            <text:p>Non-functional requirements</text:p>
          </table:table-cell>
          <table:table-cell table:style-name="ce81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37" table:content-validation-name="val1" office:value-type="string" calcext:value-type="string">
            <text:p>SR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/>
          <table:table-cell table:style-name="ce51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7" office:value-type="string" calcext:value-type="string">
            <text:p>2.2.1.</text:p>
          </table:table-cell>
          <table:table-cell table:style-name="ce20"/>
          <table:table-cell table:style-name="ce23"/>
          <table:table-cell table:style-name="ce27" office:value-type="float" office:value="10" calcext:value-type="float">
            <text:p>10</text:p>
          </table:table-cell>
          <table:table-cell table:style-name="ce29" table:formula="of:=IF(LEN([.D12])&gt;0;CONCATENATE([.$K$1];TEXT([.D12];&quot;0000&quot;));&quot;&quot;)" office:value-type="string" office:string-value="SR-0010" calcext:value-type="string">
            <text:p>SR-0010</text:p>
          </table:table-cell>
          <table:table-cell table:style-name="ce79" office:value-type="string" calcext:value-type="string">
            <text:p>Availability</text:p>
          </table:table-cell>
          <table:table-cell table:style-name="ce81" office:value-type="string" calcext:value-type="string">
            <text:p>The system shall be available an SysAvailability value greater than 95 +/- 0.1 %</text:p>
          </table:table-cell>
          <table:table-cell table:style-name="ce37" table:content-validation-name="val1" office:value-type="string" calcext:value-type="string">
            <text:p>SR0009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</table:table-cell>
          <table:table-cell table:style-name="ce107" table:content-validation-name="val4" office:value-type="string" calcext:value-type="string">
            <text:p>v1.0</text:p>
          </table:table-cell>
          <table:table-cell table:style-name="ce47" office:value-type="string" calcext:value-type="string">
            <text:p>SysAvailability</text:p>
          </table:table-cell>
          <table:table-cell table:style-name="ce47" office:value-type="string" calcext:value-type="string">
            <text:p>95 +/- 0.1 %</text:p>
          </table:table-cell>
          <table:table-cell table:style-name="ce54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20"/>
          <table:table-cell table:style-name="ce23"/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81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107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/>
          <table:table-cell table:style-name="ce5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4"/>
          <table:table-cell table:style-name="ce21"/>
          <table:table-cell table:style-name="ce24"/>
          <table:table-cell table:style-name="ce27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83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109" table:content-validation-name="val4" office:value-type="string" calcext:value-type="string">
            <text:p>v0.1</text:p>
          </table:table-cell>
          <table:table-cell table:style-name="ce48" table:number-columns-repeated="2"/>
          <table:table-cell table:style-name="ce55"/>
          <table:table-cell table:style-name="ce64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N3:SR.Q200 SR.A4:SR.L200 SR.B3:SR.L3">
            <calcext:condition calcext:apply-style-name="DeletedReq" calcext:value="formula-is([.$Q3]=&quot;RqErased&quot;)" calcext:base-cell-address="SR.A3"/>
          </calcext:conditional-format>
          <calcext:conditional-format calcext:target-range-address="SR.F3:SR.G200">
            <calcext:condition calcext:apply-style-name="Chapter" calcext:value="formula-is(AND(LEN([.$F3])&gt;0;LEN([.$G3])=0))" calcext:base-cell-address="SR.F3"/>
          </calcext:conditional-format>
          <calcext:conditional-format calcext:target-range-address="SR.M3:SR.M200">
            <calcext:condition calcext:apply-style-name="DeletedReq" calcext:value="formula-is([.$Q3]=&quot;RqErased&quot;)" calcext:base-cell-address="SR.M3"/>
          </calcext:conditional-format>
          <calcext:conditional-format calcext:target-range-address="SR.A3:SR.A3">
            <calcext:condition calcext:apply-style-name="DeletedReq" calcext:value="formula-is([.$Q3]=&quot;RqErased&quot;)" calcext:base-cell-address="SR.A3"/>
          </calcext:conditional-format>
        </calcext:conditional-formats>
      </table:table>
      <table:table table:name="SRC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006" table:default-cell-style-name="Default"/>
        <table:table-row table:style-name="ro1">
          <table:table-cell table:style-name="ce5" office:value-type="string" calcext:value-type="string">
            <text:p>DocName-&gt;</text:p>
          </table:table-cell>
          <table:table-cell table:style-name="ce59" office:value-type="string" calcext:value-type="string" table:number-columns-spanned="6" table:number-rows-spanned="1">
            <text:p>Parent system requirements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 table:formula="of:=CONCATENATE(MID(CELL(&quot;filename&quot;);FIND(&quot;#$&quot;;CELL(&quot;filename&quot;))+2;LEN(CELL(&quot;filename&quot;)));&quot;-&quot;)" office:value-type="string" office:string-value="SRC-" calcext:value-type="string">
            <text:p>SRC-</text:p>
          </table:table-cell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5"/>
        </table:table-row>
        <table:table-row table:style-name="ro1">
          <table:table-cell table:style-name="ce97" office:value-type="string" calcext:value-type="string">
            <text:p>1.</text:p>
          </table:table-cell>
          <table:table-cell table:style-name="ce102"/>
          <table:table-cell table:style-name="ce105" table:formula="of:=IF(LEN([.B3])&gt;0;HYPERLINK(CONCATENATE([$Dict.$C$3];&quot;issues/&quot;;[.B3]);CONCATENATE(&quot;#&quot;;[.B3]));&quot;&quot;)">
            <text:p/>
          </table:table-cell>
          <table:table-cell table:style-name="ce108" office:value-type="float" office:value="1" calcext:value-type="float">
            <text:p>1</text:p>
          </table:table-cell>
          <table:table-cell table:style-name="ce110" table:formula="of:=IF(LEN([.D3])&gt;0;CONCATENATE([.$K$1];TEXT([.D3];&quot;0000&quot;));&quot;&quot;)" office:value-type="string" office:string-value="SRC-0001" calcext:value-type="string">
            <text:p>SRC-0001</text:p>
          </table:table-cell>
          <table:table-cell table:style-name="ce113" office:value-type="string" calcext:value-type="string">
            <text:p>About this document</text:p>
          </table:table-cell>
          <table:table-cell table:style-name="ce115" office:value-type="string" calcext:value-type="string">
            <text:p>The CHILD system has to fulfill the requirements in this document.</text:p>
          </table:table-cell>
          <table:table-cell table:style-name="ce117" table:content-validation-name="val1" office:value-type="string" calcext:value-type="string">
            <text:p>SRC0001</text:p>
          </table:table-cell>
          <table:table-cell table:style-name="ce119" table:content-validation-name="val2" office:value-type="string" calcext:value-type="string">
            <text:p>System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 office:value-type="string" calcext:value-type="string">
            <text:p>The document needs a readable structure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4">
          <table:table-cell table:style-name="ce99" office:value-type="string" calcext:value-type="string">
            <text:p>1.1</text:p>
          </table:table-cell>
          <table:table-cell table:style-name="ce103"/>
          <table:table-cell table:style-name="ce105"/>
          <table:table-cell table:style-name="ce108" office:value-type="float" office:value="2" calcext:value-type="float">
            <text:p>2</text:p>
          </table:table-cell>
          <table:table-cell table:style-name="ce110" table:formula="of:=IF(LEN([.D4])&gt;0;CONCATENATE([.$K$1];TEXT([.D4];&quot;0000&quot;));&quot;&quot;)" office:value-type="string" office:string-value="SRC-0002" calcext:value-type="string">
            <text:p>SRC-0002</text:p>
          </table:table-cell>
          <table:table-cell table:style-name="ce113" office:value-type="string" calcext:value-type="string">
            <text:p>Requirements</text:p>
          </table:table-cell>
          <table:table-cell table:style-name="ce115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117" table:content-validation-name="val1"/>
          <table:table-cell table:style-name="ce119" table:content-validation-name="val2" office:value-type="string" calcext:value-type="string">
            <text:p>System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 office:value-type="string" calcext:value-type="string">
            <text:p>The document needs a readable structure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99" office:value-type="string" calcext:value-type="string">
            <text:p>2.</text:p>
          </table:table-cell>
          <table:table-cell table:style-name="ce103"/>
          <table:table-cell table:style-name="ce105"/>
          <table:table-cell table:style-name="ce108" office:value-type="float" office:value="3" calcext:value-type="float">
            <text:p>3</text:p>
          </table:table-cell>
          <table:table-cell table:style-name="ce110" table:formula="of:=IF(LEN([.D5])&gt;0;CONCATENATE([.$K$1];TEXT([.D5];&quot;0000&quot;));&quot;&quot;)" office:value-type="string" office:string-value="SRC-0003" calcext:value-type="string">
            <text:p>SRC-0003</text:p>
          </table:table-cell>
          <table:table-cell table:style-name="ce113" office:value-type="string" calcext:value-type="string">
            <text:p>Functional requirements</text:p>
          </table:table-cell>
          <table:table-cell table:style-name="ce115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117" table:content-validation-name="val1" office:value-type="string" calcext:value-type="string">
            <text:p>SRC0003</text:p>
          </table:table-cell>
          <table:table-cell table:style-name="ce119" table:content-validation-name="val2" office:value-type="string" calcext:value-type="string">
            <text:p>System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 office:value-type="string" calcext:value-type="string">
            <text:p>The document needs a readable structure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99" office:value-type="string" calcext:value-type="string">
            <text:p>2.1.</text:p>
          </table:table-cell>
          <table:table-cell table:style-name="ce103"/>
          <table:table-cell table:style-name="ce105"/>
          <table:table-cell table:style-name="ce108" office:value-type="float" office:value="4" calcext:value-type="float">
            <text:p>4</text:p>
          </table:table-cell>
          <table:table-cell table:style-name="ce110" table:formula="of:=IF(LEN([.D6])&gt;0;CONCATENATE([.$K$1];TEXT([.D6];&quot;0000&quot;));&quot;&quot;)" office:value-type="string" office:string-value="SRC-0004" calcext:value-type="string">
            <text:p>SRC-0004</text:p>
          </table:table-cell>
          <table:table-cell table:style-name="ce113" office:value-type="string" calcext:value-type="string">
            <text:p>Speed</text:p>
          </table:table-cell>
          <table:table-cell table:style-name="ce115" office:value-type="string" calcext:value-type="string">
            <text:p>The system shall operate at an SysSpeed greater than 30 +/- 0.01 fps</text:p>
          </table:table-cell>
          <table:table-cell table:style-name="ce117" table:content-validation-name="val1" office:value-type="string" calcext:value-type="string">
            <text:p>SRC0004</text:p>
          </table:table-cell>
          <table:table-cell table:style-name="ce119" table:content-validation-name="val2" office:value-type="string" calcext:value-type="string">
            <text:p>System</text:p>
          </table:table-cell>
          <table:table-cell table:style-name="ce121" table:content-validation-name="val3" office:value-type="string" calcext:value-type="string">
            <text:p>Complex</text:p>
          </table:table-cell>
          <table:table-cell table:style-name="ce123" office:value-type="string" calcext:value-type="string">
            <text:p>SR0004</text:p>
          </table:table-cell>
          <table:table-cell table:style-name="ce130" office:value-type="string" calcext:value-type="string">
            <text:p>RD10</text:p>
          </table:table-cell>
          <table:table-cell table:style-name="ce132" table:content-validation-name="val4" office:value-type="string" calcext:value-type="string">
            <text:p>v0.1</text:p>
          </table:table-cell>
          <table:table-cell table:style-name="ce130" office:value-type="string" calcext:value-type="string">
            <text:p>SysSpeed</text:p>
          </table:table-cell>
          <table:table-cell table:style-name="ce130" office:value-type="string" calcext:value-type="string">
            <text:p>30 +/- 0.01 fps</text:p>
          </table:table-cell>
          <table:table-cell table:style-name="ce136" office:value-type="string" calcext:value-type="string">
            <text:p>The RD10 SR0004 states that the SYS subsystem is operating at that speed. <text:s/>The CHILD subsystem has tao operate at the same speed.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99" office:value-type="string" calcext:value-type="string">
            <text:p>2.1.1.</text:p>
          </table:table-cell>
          <table:table-cell table:style-name="ce103"/>
          <table:table-cell table:style-name="ce105"/>
          <table:table-cell table:style-name="ce108" office:value-type="float" office:value="5" calcext:value-type="float">
            <text:p>5</text:p>
          </table:table-cell>
          <table:table-cell table:style-name="ce110" table:formula="of:=IF(LEN([.D7])&gt;0;CONCATENATE([.$K$1];TEXT([.D7];&quot;0000&quot;));&quot;&quot;)" office:value-type="string" office:string-value="SRC-0005" calcext:value-type="string">
            <text:p>SRC-0005</text:p>
          </table:table-cell>
          <table:table-cell table:style-name="ce113" office:value-type="string" calcext:value-type="string">
            <text:p>Contrast</text:p>
          </table:table-cell>
          <table:table-cell table:style-name="ce115" office:value-type="string" calcext:value-type="string">
            <text:p>The system shall provide images which ImgContrast is greater than 20 +/- <text:s/>1 %</text:p>
          </table:table-cell>
          <table:table-cell table:style-name="ce117" table:content-validation-name="val1" office:value-type="string" calcext:value-type="string">
            <text:p>SRC0004</text:p>
          </table:table-cell>
          <table:table-cell table:style-name="ce119" table:content-validation-name="val2" office:value-type="string" calcext:value-type="string">
            <text:p>System</text:p>
          </table:table-cell>
          <table:table-cell table:style-name="ce121" table:content-validation-name="val3" office:value-type="string" calcext:value-type="string">
            <text:p>Complex</text:p>
          </table:table-cell>
          <table:table-cell table:style-name="ce123"/>
          <table:table-cell table:style-name="ce130" office:value-type="string" calcext:value-type="string">
            <text:p>RD1</text:p>
            <text:p>RD3</text:p>
          </table:table-cell>
          <table:table-cell table:style-name="ce132" table:content-validation-name="val4" office:value-type="string" calcext:value-type="string">
            <text:p>v0.1</text:p>
          </table:table-cell>
          <table:table-cell table:style-name="ce130" office:value-type="string" calcext:value-type="string">
            <text:p>ImgContrast</text:p>
          </table:table-cell>
          <table:table-cell table:style-name="ce130" office:value-type="string" calcext:value-type="string">
            <text:p>40 +/- <text:s/>1 %</text:p>
          </table:table-cell>
          <table:table-cell table:style-name="ce136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8">
          <table:table-cell table:style-name="ce99" office:value-type="string" calcext:value-type="string">
            <text:p>2.1.2.</text:p>
          </table:table-cell>
          <table:table-cell table:style-name="ce103"/>
          <table:table-cell table:style-name="ce105"/>
          <table:table-cell table:style-name="ce108" office:value-type="float" office:value="6" calcext:value-type="float">
            <text:p>6</text:p>
          </table:table-cell>
          <table:table-cell table:style-name="ce110" table:formula="of:=IF(LEN([.D8])&gt;0;CONCATENATE([.$K$1];TEXT([.D8];&quot;0000&quot;));&quot;&quot;)" office:value-type="string" office:string-value="SRC-0006" calcext:value-type="string">
            <text:p>SRC-0006</text:p>
          </table:table-cell>
          <table:table-cell table:style-name="ce113" office:value-type="string" calcext:value-type="string">
            <text:p>Detector sensitivity</text:p>
          </table:table-cell>
          <table:table-cell table:style-name="ce115" office:value-type="string" calcext:value-type="string">
            <text:p>The detector shall provide a DtcSensitivity greater than 3000 +/- 2 wtf</text:p>
          </table:table-cell>
          <table:table-cell table:style-name="ce117" table:content-validation-name="val1" office:value-type="string" calcext:value-type="string">
            <text:p>SRC0004</text:p>
          </table:table-cell>
          <table:table-cell table:style-name="ce119" table:content-validation-name="val2" office:value-type="string" calcext:value-type="string">
            <text:p>Derived</text:p>
          </table:table-cell>
          <table:table-cell table:style-name="ce121" table:content-validation-name="val3" office:value-type="string" calcext:value-type="string">
            <text:p>Hw</text:p>
          </table:table-cell>
          <table:table-cell table:style-name="ce123" office:value-type="string" calcext:value-type="string">
            <text:p>SRC0005</text:p>
            <text:p>SRC0006</text:p>
          </table:table-cell>
          <table:table-cell table:style-name="ce130" office:value-type="string" calcext:value-type="string">
            <text:p>RD0</text:p>
            <text:p>RD2</text:p>
            <text:p>RD3</text:p>
          </table:table-cell>
          <table:table-cell table:style-name="ce132" table:content-validation-name="val4" office:value-type="string" calcext:value-type="string">
            <text:p>v0.1</text:p>
          </table:table-cell>
          <table:table-cell table:style-name="ce130" office:value-type="string" calcext:value-type="string">
            <text:p>DtcSensitivity</text:p>
          </table:table-cell>
          <table:table-cell table:style-name="ce134" office:value-type="string" calcext:value-type="string">
            <text:p>3000 +/- 2 wtf</text:p>
          </table:table-cell>
          <table:table-cell table:style-name="ce136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99" office:value-type="string" calcext:value-type="string">
            <text:p>2.1.3.</text:p>
          </table:table-cell>
          <table:table-cell table:style-name="ce103"/>
          <table:table-cell table:style-name="ce105"/>
          <table:table-cell table:style-name="ce108" office:value-type="float" office:value="7" calcext:value-type="float">
            <text:p>7</text:p>
          </table:table-cell>
          <table:table-cell table:style-name="ce110" table:formula="of:=IF(LEN([.D9])&gt;0;CONCATENATE([.$K$1];TEXT([.D9];&quot;0000&quot;));&quot;&quot;)" office:value-type="string" office:string-value="SRC-0007" calcext:value-type="string">
            <text:p>SRC-0007</text:p>
          </table:table-cell>
          <table:table-cell table:style-name="ce113" office:value-type="string" calcext:value-type="string">
            <text:p>Detector controller</text:p>
          </table:table-cell>
          <table:table-cell table:style-name="ce115" office:value-type="string" calcext:value-type="string">
            <text:p>The detector controller shall be able to operate at DtcCtrlSpeed greater than 32 +/- 0.01 fps</text:p>
          </table:table-cell>
          <table:table-cell table:style-name="ce117" table:content-validation-name="val1" office:value-type="string" calcext:value-type="string">
            <text:p>SRC0004</text:p>
          </table:table-cell>
          <table:table-cell table:style-name="ce119" table:content-validation-name="val2" office:value-type="string" calcext:value-type="string">
            <text:p>Derived</text:p>
          </table:table-cell>
          <table:table-cell table:style-name="ce121" table:content-validation-name="val3" office:value-type="string" calcext:value-type="string">
            <text:p>Sw</text:p>
          </table:table-cell>
          <table:table-cell table:style-name="ce123" office:value-type="string" calcext:value-type="string">
            <text:p>SRC0005</text:p>
          </table:table-cell>
          <table:table-cell table:style-name="ce130" office:value-type="string" calcext:value-type="string">
            <text:p>RD0</text:p>
          </table:table-cell>
          <table:table-cell table:style-name="ce132" table:content-validation-name="val4" office:value-type="string" calcext:value-type="string">
            <text:p>v0.1</text:p>
          </table:table-cell>
          <table:table-cell table:style-name="ce130" office:value-type="string" calcext:value-type="string">
            <text:p>DtcCtrlSpeed</text:p>
          </table:table-cell>
          <table:table-cell table:style-name="ce135" office:value-type="string" calcext:value-type="string">
            <text:p>32 +/- 0.01 fps</text:p>
          </table:table-cell>
          <table:table-cell table:style-name="ce136" office:value-type="string" calcext:value-type="string">
            <text:p>Derived from RD0 SRC0005.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9">
          <table:table-cell table:style-name="ce99" office:value-type="string" calcext:value-type="string">
            <text:p>2.1.4.</text:p>
          </table:table-cell>
          <table:table-cell table:style-name="ce103"/>
          <table:table-cell table:style-name="ce105"/>
          <table:table-cell table:style-name="ce108" office:value-type="float" office:value="8" calcext:value-type="float">
            <text:p>8</text:p>
          </table:table-cell>
          <table:table-cell table:style-name="ce110" table:formula="of:=IF(LEN([.D10])&gt;0;CONCATENATE([.$K$1];TEXT([.D10];&quot;0000&quot;));&quot;&quot;)" office:value-type="string" office:string-value="SRC-0008" calcext:value-type="string">
            <text:p>SRC-0008</text:p>
          </table:table-cell>
          <table:table-cell table:style-name="ce113" office:value-type="string" calcext:value-type="string">
            <text:p>Non-functional requirements</text:p>
          </table:table-cell>
          <table:table-cell table:style-name="ce115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117" table:content-validation-name="val1" office:value-type="string" calcext:value-type="string">
            <text:p>SRC0003</text:p>
          </table:table-cell>
          <table:table-cell table:style-name="ce119" table:content-validation-name="val2" office:value-type="string" calcext:value-type="string">
            <text:p>System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 office:value-type="string" calcext:value-type="string">
            <text:p>The document needs a readable structure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5">
          <table:table-cell table:style-name="ce99" office:value-type="string" calcext:value-type="string">
            <text:p>2.2.</text:p>
          </table:table-cell>
          <table:table-cell table:style-name="ce103"/>
          <table:table-cell table:style-name="ce105"/>
          <table:table-cell table:style-name="ce108" office:value-type="float" office:value="9" calcext:value-type="float">
            <text:p>9</text:p>
          </table:table-cell>
          <table:table-cell table:style-name="ce110" table:formula="of:=IF(LEN([.D11])&gt;0;CONCATENATE([.$K$1];TEXT([.D11];&quot;0000&quot;));&quot;&quot;)" office:value-type="string" office:string-value="SRC-0009" calcext:value-type="string">
            <text:p>SRC-0009</text:p>
          </table:table-cell>
          <table:table-cell table:style-name="ce113" office:value-type="string" calcext:value-type="string">
            <text:p>Availability</text:p>
          </table:table-cell>
          <table:table-cell table:style-name="ce115" office:value-type="string" calcext:value-type="string">
            <text:p>The system shall be available an SysAvailability value greater than 95 +/- 0.1 %</text:p>
          </table:table-cell>
          <table:table-cell table:style-name="ce117" table:content-validation-name="val1" office:value-type="string" calcext:value-type="string">
            <text:p>SRC0009</text:p>
          </table:table-cell>
          <table:table-cell table:style-name="ce119" table:content-validation-name="val2" office:value-type="string" calcext:value-type="string">
            <text:p>System</text:p>
          </table:table-cell>
          <table:table-cell table:style-name="ce121" table:content-validation-name="val3" office:value-type="string" calcext:value-type="string">
            <text:p>Complex</text:p>
          </table:table-cell>
          <table:table-cell table:style-name="ce123"/>
          <table:table-cell table:style-name="ce130" office:value-type="string" calcext:value-type="string">
            <text:p>RD10</text:p>
          </table:table-cell>
          <table:table-cell table:style-name="ce132" table:content-validation-name="val4" office:value-type="string" calcext:value-type="string">
            <text:p>v1.0</text:p>
          </table:table-cell>
          <table:table-cell table:style-name="ce130" office:value-type="string" calcext:value-type="string">
            <text:p>SysAvailability</text:p>
          </table:table-cell>
          <table:table-cell table:style-name="ce134" office:value-type="string" calcext:value-type="string">
            <text:p>95 +/- 0.1 %</text:p>
          </table:table-cell>
          <table:table-cell table:style-name="ce136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7">
          <table:table-cell table:style-name="ce99" office:value-type="string" calcext:value-type="string">
            <text:p>2.2.1.</text:p>
          </table:table-cell>
          <table:table-cell table:style-name="ce103"/>
          <table:table-cell table:style-name="ce105"/>
          <table:table-cell table:style-name="ce108" office:value-type="float" office:value="10" calcext:value-type="float">
            <text:p>10</text:p>
          </table:table-cell>
          <table:table-cell table:style-name="ce111" table:formula="of:=IF(LEN([.D12])&gt;0;CONCATENATE([.$K$1];TEXT([.D12];&quot;0000&quot;));&quot;&quot;)" office:value-type="string" office:string-value="SRC-0010" calcext:value-type="string">
            <text:p>SRC-0010</text:p>
          </table:table-cell>
          <table:table-cell table:style-name="ce113" office:value-type="string" calcext:value-type="string">
            <text:p>Availability</text:p>
          </table:table-cell>
          <table:table-cell table:style-name="ce115" office:value-type="string" calcext:value-type="string">
            <text:p>The system shall be available an SysAvailability value greater than 95 +/- 0.1 %</text:p>
          </table:table-cell>
          <table:table-cell table:style-name="ce117" table:content-validation-name="val1" office:value-type="string" calcext:value-type="string">
            <text:p>SR0009</text:p>
          </table:table-cell>
          <table:table-cell table:style-name="ce119" table:content-validation-name="val2" office:value-type="string" calcext:value-type="string">
            <text:p>System</text:p>
          </table:table-cell>
          <table:table-cell table:style-name="ce121" table:content-validation-name="val3" office:value-type="string" calcext:value-type="string">
            <text:p>Complex</text:p>
          </table:table-cell>
          <table:table-cell table:style-name="ce123"/>
          <table:table-cell table:style-name="ce130" office:value-type="string" calcext:value-type="string">
            <text:p>RD1</text:p>
          </table:table-cell>
          <table:table-cell table:style-name="ce132" table:content-validation-name="val4" office:value-type="string" calcext:value-type="string">
            <text:p>v1.0</text:p>
          </table:table-cell>
          <table:table-cell table:style-name="ce130" office:value-type="string" calcext:value-type="string">
            <text:p>SysAvailability</text:p>
          </table:table-cell>
          <table:table-cell table:style-name="ce130" office:value-type="string" calcext:value-type="string">
            <text:p>95 +/- 0.1 %</text:p>
          </table:table-cell>
          <table:table-cell table:style-name="ce136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])&gt;0;MAX([.D$3:.D12])+1;&quot;&quot;)">
            <text:p/>
          </table:table-cell>
          <table:table-cell table:style-name="ce111" table:formula="of:=IF(LEN([.D13])&gt;0;CONCATENATE([.$K$1];TEXT([.D1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])&gt;0;MAX([.D$3:.D13])+1;&quot;&quot;)">
            <text:p/>
          </table:table-cell>
          <table:table-cell table:style-name="ce111" table:formula="of:=IF(LEN([.D14])&gt;0;CONCATENATE([.$K$1];TEXT([.D1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])&gt;0;MAX([.D$3:.D14])+1;&quot;&quot;)">
            <text:p/>
          </table:table-cell>
          <table:table-cell table:style-name="ce111" table:formula="of:=IF(LEN([.D15])&gt;0;CONCATENATE([.$K$1];TEXT([.D1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])&gt;0;MAX([.D$3:.D15])+1;&quot;&quot;)">
            <text:p/>
          </table:table-cell>
          <table:table-cell table:style-name="ce111" table:formula="of:=IF(LEN([.D16])&gt;0;CONCATENATE([.$K$1];TEXT([.D1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])&gt;0;MAX([.D$3:.D16])+1;&quot;&quot;)">
            <text:p/>
          </table:table-cell>
          <table:table-cell table:style-name="ce111" table:formula="of:=IF(LEN([.D17])&gt;0;CONCATENATE([.$K$1];TEXT([.D1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])&gt;0;MAX([.D$3:.D17])+1;&quot;&quot;)">
            <text:p/>
          </table:table-cell>
          <table:table-cell table:style-name="ce111" table:formula="of:=IF(LEN([.D18])&gt;0;CONCATENATE([.$K$1];TEXT([.D1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])&gt;0;MAX([.D$3:.D18])+1;&quot;&quot;)">
            <text:p/>
          </table:table-cell>
          <table:table-cell table:style-name="ce111" table:formula="of:=IF(LEN([.D19])&gt;0;CONCATENATE([.$K$1];TEXT([.D1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0])&gt;0;MAX([.D$3:.D19])+1;&quot;&quot;)">
            <text:p/>
          </table:table-cell>
          <table:table-cell table:style-name="ce111" table:formula="of:=IF(LEN([.D20])&gt;0;CONCATENATE([.$K$1];TEXT([.D2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1])&gt;0;MAX([.D$3:.D20])+1;&quot;&quot;)">
            <text:p/>
          </table:table-cell>
          <table:table-cell table:style-name="ce111" table:formula="of:=IF(LEN([.D21])&gt;0;CONCATENATE([.$K$1];TEXT([.D2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2])&gt;0;MAX([.D$3:.D21])+1;&quot;&quot;)">
            <text:p/>
          </table:table-cell>
          <table:table-cell table:style-name="ce111" table:formula="of:=IF(LEN([.D22])&gt;0;CONCATENATE([.$K$1];TEXT([.D2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3])&gt;0;MAX([.D$3:.D22])+1;&quot;&quot;)">
            <text:p/>
          </table:table-cell>
          <table:table-cell table:style-name="ce111" table:formula="of:=IF(LEN([.D23])&gt;0;CONCATENATE([.$K$1];TEXT([.D2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4])&gt;0;MAX([.D$3:.D23])+1;&quot;&quot;)">
            <text:p/>
          </table:table-cell>
          <table:table-cell table:style-name="ce111" table:formula="of:=IF(LEN([.D24])&gt;0;CONCATENATE([.$K$1];TEXT([.D2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5])&gt;0;MAX([.D$3:.D24])+1;&quot;&quot;)">
            <text:p/>
          </table:table-cell>
          <table:table-cell table:style-name="ce111" table:formula="of:=IF(LEN([.D25])&gt;0;CONCATENATE([.$K$1];TEXT([.D2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6])&gt;0;MAX([.D$3:.D25])+1;&quot;&quot;)">
            <text:p/>
          </table:table-cell>
          <table:table-cell table:style-name="ce111" table:formula="of:=IF(LEN([.D26])&gt;0;CONCATENATE([.$K$1];TEXT([.D2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7])&gt;0;MAX([.D$3:.D26])+1;&quot;&quot;)">
            <text:p/>
          </table:table-cell>
          <table:table-cell table:style-name="ce111" table:formula="of:=IF(LEN([.D27])&gt;0;CONCATENATE([.$K$1];TEXT([.D2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8])&gt;0;MAX([.D$3:.D27])+1;&quot;&quot;)">
            <text:p/>
          </table:table-cell>
          <table:table-cell table:style-name="ce111" table:formula="of:=IF(LEN([.D28])&gt;0;CONCATENATE([.$K$1];TEXT([.D2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29])&gt;0;MAX([.D$3:.D28])+1;&quot;&quot;)">
            <text:p/>
          </table:table-cell>
          <table:table-cell table:style-name="ce111" table:formula="of:=IF(LEN([.D29])&gt;0;CONCATENATE([.$K$1];TEXT([.D2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0])&gt;0;MAX([.D$3:.D29])+1;&quot;&quot;)">
            <text:p/>
          </table:table-cell>
          <table:table-cell table:style-name="ce111" table:formula="of:=IF(LEN([.D30])&gt;0;CONCATENATE([.$K$1];TEXT([.D3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1])&gt;0;MAX([.D$3:.D30])+1;&quot;&quot;)">
            <text:p/>
          </table:table-cell>
          <table:table-cell table:style-name="ce111" table:formula="of:=IF(LEN([.D31])&gt;0;CONCATENATE([.$K$1];TEXT([.D3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2])&gt;0;MAX([.D$3:.D31])+1;&quot;&quot;)">
            <text:p/>
          </table:table-cell>
          <table:table-cell table:style-name="ce111" table:formula="of:=IF(LEN([.D32])&gt;0;CONCATENATE([.$K$1];TEXT([.D3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3])&gt;0;MAX([.D$3:.D32])+1;&quot;&quot;)">
            <text:p/>
          </table:table-cell>
          <table:table-cell table:style-name="ce111" table:formula="of:=IF(LEN([.D33])&gt;0;CONCATENATE([.$K$1];TEXT([.D3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4])&gt;0;MAX([.D$3:.D33])+1;&quot;&quot;)">
            <text:p/>
          </table:table-cell>
          <table:table-cell table:style-name="ce111" table:formula="of:=IF(LEN([.D34])&gt;0;CONCATENATE([.$K$1];TEXT([.D3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5])&gt;0;MAX([.D$3:.D34])+1;&quot;&quot;)">
            <text:p/>
          </table:table-cell>
          <table:table-cell table:style-name="ce111" table:formula="of:=IF(LEN([.D35])&gt;0;CONCATENATE([.$K$1];TEXT([.D3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6])&gt;0;MAX([.D$3:.D35])+1;&quot;&quot;)">
            <text:p/>
          </table:table-cell>
          <table:table-cell table:style-name="ce111" table:formula="of:=IF(LEN([.D36])&gt;0;CONCATENATE([.$K$1];TEXT([.D3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7])&gt;0;MAX([.D$3:.D36])+1;&quot;&quot;)">
            <text:p/>
          </table:table-cell>
          <table:table-cell table:style-name="ce111" table:formula="of:=IF(LEN([.D37])&gt;0;CONCATENATE([.$K$1];TEXT([.D3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8])&gt;0;MAX([.D$3:.D37])+1;&quot;&quot;)">
            <text:p/>
          </table:table-cell>
          <table:table-cell table:style-name="ce111" table:formula="of:=IF(LEN([.D38])&gt;0;CONCATENATE([.$K$1];TEXT([.D3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39])&gt;0;MAX([.D$3:.D38])+1;&quot;&quot;)">
            <text:p/>
          </table:table-cell>
          <table:table-cell table:style-name="ce111" table:formula="of:=IF(LEN([.D39])&gt;0;CONCATENATE([.$K$1];TEXT([.D3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0])&gt;0;MAX([.D$3:.D39])+1;&quot;&quot;)">
            <text:p/>
          </table:table-cell>
          <table:table-cell table:style-name="ce111" table:formula="of:=IF(LEN([.D40])&gt;0;CONCATENATE([.$K$1];TEXT([.D4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1])&gt;0;MAX([.D$3:.D40])+1;&quot;&quot;)">
            <text:p/>
          </table:table-cell>
          <table:table-cell table:style-name="ce111" table:formula="of:=IF(LEN([.D41])&gt;0;CONCATENATE([.$K$1];TEXT([.D4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2])&gt;0;MAX([.D$3:.D41])+1;&quot;&quot;)">
            <text:p/>
          </table:table-cell>
          <table:table-cell table:style-name="ce111" table:formula="of:=IF(LEN([.D42])&gt;0;CONCATENATE([.$K$1];TEXT([.D4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3])&gt;0;MAX([.D$3:.D42])+1;&quot;&quot;)">
            <text:p/>
          </table:table-cell>
          <table:table-cell table:style-name="ce111" table:formula="of:=IF(LEN([.D43])&gt;0;CONCATENATE([.$K$1];TEXT([.D4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4])&gt;0;MAX([.D$3:.D43])+1;&quot;&quot;)">
            <text:p/>
          </table:table-cell>
          <table:table-cell table:style-name="ce111" table:formula="of:=IF(LEN([.D44])&gt;0;CONCATENATE([.$K$1];TEXT([.D4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5])&gt;0;MAX([.D$3:.D44])+1;&quot;&quot;)">
            <text:p/>
          </table:table-cell>
          <table:table-cell table:style-name="ce111" table:formula="of:=IF(LEN([.D45])&gt;0;CONCATENATE([.$K$1];TEXT([.D4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6])&gt;0;MAX([.D$3:.D45])+1;&quot;&quot;)">
            <text:p/>
          </table:table-cell>
          <table:table-cell table:style-name="ce111" table:formula="of:=IF(LEN([.D46])&gt;0;CONCATENATE([.$K$1];TEXT([.D4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7])&gt;0;MAX([.D$3:.D46])+1;&quot;&quot;)">
            <text:p/>
          </table:table-cell>
          <table:table-cell table:style-name="ce111" table:formula="of:=IF(LEN([.D47])&gt;0;CONCATENATE([.$K$1];TEXT([.D4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8])&gt;0;MAX([.D$3:.D47])+1;&quot;&quot;)">
            <text:p/>
          </table:table-cell>
          <table:table-cell table:style-name="ce111" table:formula="of:=IF(LEN([.D48])&gt;0;CONCATENATE([.$K$1];TEXT([.D4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49])&gt;0;MAX([.D$3:.D48])+1;&quot;&quot;)">
            <text:p/>
          </table:table-cell>
          <table:table-cell table:style-name="ce111" table:formula="of:=IF(LEN([.D49])&gt;0;CONCATENATE([.$K$1];TEXT([.D4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0])&gt;0;MAX([.D$3:.D49])+1;&quot;&quot;)">
            <text:p/>
          </table:table-cell>
          <table:table-cell table:style-name="ce111" table:formula="of:=IF(LEN([.D50])&gt;0;CONCATENATE([.$K$1];TEXT([.D5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1])&gt;0;MAX([.D$3:.D50])+1;&quot;&quot;)">
            <text:p/>
          </table:table-cell>
          <table:table-cell table:style-name="ce111" table:formula="of:=IF(LEN([.D51])&gt;0;CONCATENATE([.$K$1];TEXT([.D5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2])&gt;0;MAX([.D$3:.D51])+1;&quot;&quot;)">
            <text:p/>
          </table:table-cell>
          <table:table-cell table:style-name="ce111" table:formula="of:=IF(LEN([.D52])&gt;0;CONCATENATE([.$K$1];TEXT([.D5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3])&gt;0;MAX([.D$3:.D52])+1;&quot;&quot;)">
            <text:p/>
          </table:table-cell>
          <table:table-cell table:style-name="ce111" table:formula="of:=IF(LEN([.D53])&gt;0;CONCATENATE([.$K$1];TEXT([.D5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4])&gt;0;MAX([.D$3:.D53])+1;&quot;&quot;)">
            <text:p/>
          </table:table-cell>
          <table:table-cell table:style-name="ce111" table:formula="of:=IF(LEN([.D54])&gt;0;CONCATENATE([.$K$1];TEXT([.D5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5])&gt;0;MAX([.D$3:.D54])+1;&quot;&quot;)">
            <text:p/>
          </table:table-cell>
          <table:table-cell table:style-name="ce111" table:formula="of:=IF(LEN([.D55])&gt;0;CONCATENATE([.$K$1];TEXT([.D5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6])&gt;0;MAX([.D$3:.D55])+1;&quot;&quot;)">
            <text:p/>
          </table:table-cell>
          <table:table-cell table:style-name="ce111" table:formula="of:=IF(LEN([.D56])&gt;0;CONCATENATE([.$K$1];TEXT([.D5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7])&gt;0;MAX([.D$3:.D56])+1;&quot;&quot;)">
            <text:p/>
          </table:table-cell>
          <table:table-cell table:style-name="ce111" table:formula="of:=IF(LEN([.D57])&gt;0;CONCATENATE([.$K$1];TEXT([.D5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8])&gt;0;MAX([.D$3:.D57])+1;&quot;&quot;)">
            <text:p/>
          </table:table-cell>
          <table:table-cell table:style-name="ce111" table:formula="of:=IF(LEN([.D58])&gt;0;CONCATENATE([.$K$1];TEXT([.D5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59])&gt;0;MAX([.D$3:.D58])+1;&quot;&quot;)">
            <text:p/>
          </table:table-cell>
          <table:table-cell table:style-name="ce111" table:formula="of:=IF(LEN([.D59])&gt;0;CONCATENATE([.$K$1];TEXT([.D5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0])&gt;0;MAX([.D$3:.D59])+1;&quot;&quot;)">
            <text:p/>
          </table:table-cell>
          <table:table-cell table:style-name="ce111" table:formula="of:=IF(LEN([.D60])&gt;0;CONCATENATE([.$K$1];TEXT([.D6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1])&gt;0;MAX([.D$3:.D60])+1;&quot;&quot;)">
            <text:p/>
          </table:table-cell>
          <table:table-cell table:style-name="ce111" table:formula="of:=IF(LEN([.D61])&gt;0;CONCATENATE([.$K$1];TEXT([.D6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2])&gt;0;MAX([.D$3:.D61])+1;&quot;&quot;)">
            <text:p/>
          </table:table-cell>
          <table:table-cell table:style-name="ce111" table:formula="of:=IF(LEN([.D62])&gt;0;CONCATENATE([.$K$1];TEXT([.D6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3])&gt;0;MAX([.D$3:.D62])+1;&quot;&quot;)">
            <text:p/>
          </table:table-cell>
          <table:table-cell table:style-name="ce111" table:formula="of:=IF(LEN([.D63])&gt;0;CONCATENATE([.$K$1];TEXT([.D6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4])&gt;0;MAX([.D$3:.D63])+1;&quot;&quot;)">
            <text:p/>
          </table:table-cell>
          <table:table-cell table:style-name="ce111" table:formula="of:=IF(LEN([.D64])&gt;0;CONCATENATE([.$K$1];TEXT([.D6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5])&gt;0;MAX([.D$3:.D64])+1;&quot;&quot;)">
            <text:p/>
          </table:table-cell>
          <table:table-cell table:style-name="ce111" table:formula="of:=IF(LEN([.D65])&gt;0;CONCATENATE([.$K$1];TEXT([.D6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6])&gt;0;MAX([.D$3:.D65])+1;&quot;&quot;)">
            <text:p/>
          </table:table-cell>
          <table:table-cell table:style-name="ce111" table:formula="of:=IF(LEN([.D66])&gt;0;CONCATENATE([.$K$1];TEXT([.D6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7])&gt;0;MAX([.D$3:.D66])+1;&quot;&quot;)">
            <text:p/>
          </table:table-cell>
          <table:table-cell table:style-name="ce111" table:formula="of:=IF(LEN([.D67])&gt;0;CONCATENATE([.$K$1];TEXT([.D6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8])&gt;0;MAX([.D$3:.D67])+1;&quot;&quot;)">
            <text:p/>
          </table:table-cell>
          <table:table-cell table:style-name="ce111" table:formula="of:=IF(LEN([.D68])&gt;0;CONCATENATE([.$K$1];TEXT([.D6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69])&gt;0;MAX([.D$3:.D68])+1;&quot;&quot;)">
            <text:p/>
          </table:table-cell>
          <table:table-cell table:style-name="ce111" table:formula="of:=IF(LEN([.D69])&gt;0;CONCATENATE([.$K$1];TEXT([.D6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0])&gt;0;MAX([.D$3:.D69])+1;&quot;&quot;)">
            <text:p/>
          </table:table-cell>
          <table:table-cell table:style-name="ce111" table:formula="of:=IF(LEN([.D70])&gt;0;CONCATENATE([.$K$1];TEXT([.D7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1])&gt;0;MAX([.D$3:.D70])+1;&quot;&quot;)">
            <text:p/>
          </table:table-cell>
          <table:table-cell table:style-name="ce111" table:formula="of:=IF(LEN([.D71])&gt;0;CONCATENATE([.$K$1];TEXT([.D7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2])&gt;0;MAX([.D$3:.D71])+1;&quot;&quot;)">
            <text:p/>
          </table:table-cell>
          <table:table-cell table:style-name="ce111" table:formula="of:=IF(LEN([.D72])&gt;0;CONCATENATE([.$K$1];TEXT([.D7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3])&gt;0;MAX([.D$3:.D72])+1;&quot;&quot;)">
            <text:p/>
          </table:table-cell>
          <table:table-cell table:style-name="ce111" table:formula="of:=IF(LEN([.D73])&gt;0;CONCATENATE([.$K$1];TEXT([.D7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4])&gt;0;MAX([.D$3:.D73])+1;&quot;&quot;)">
            <text:p/>
          </table:table-cell>
          <table:table-cell table:style-name="ce111" table:formula="of:=IF(LEN([.D74])&gt;0;CONCATENATE([.$K$1];TEXT([.D7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5])&gt;0;MAX([.D$3:.D74])+1;&quot;&quot;)">
            <text:p/>
          </table:table-cell>
          <table:table-cell table:style-name="ce111" table:formula="of:=IF(LEN([.D75])&gt;0;CONCATENATE([.$K$1];TEXT([.D7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6])&gt;0;MAX([.D$3:.D75])+1;&quot;&quot;)">
            <text:p/>
          </table:table-cell>
          <table:table-cell table:style-name="ce111" table:formula="of:=IF(LEN([.D76])&gt;0;CONCATENATE([.$K$1];TEXT([.D7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7])&gt;0;MAX([.D$3:.D76])+1;&quot;&quot;)">
            <text:p/>
          </table:table-cell>
          <table:table-cell table:style-name="ce111" table:formula="of:=IF(LEN([.D77])&gt;0;CONCATENATE([.$K$1];TEXT([.D7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8])&gt;0;MAX([.D$3:.D77])+1;&quot;&quot;)">
            <text:p/>
          </table:table-cell>
          <table:table-cell table:style-name="ce111" table:formula="of:=IF(LEN([.D78])&gt;0;CONCATENATE([.$K$1];TEXT([.D7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79])&gt;0;MAX([.D$3:.D78])+1;&quot;&quot;)">
            <text:p/>
          </table:table-cell>
          <table:table-cell table:style-name="ce111" table:formula="of:=IF(LEN([.D79])&gt;0;CONCATENATE([.$K$1];TEXT([.D7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0])&gt;0;MAX([.D$3:.D79])+1;&quot;&quot;)">
            <text:p/>
          </table:table-cell>
          <table:table-cell table:style-name="ce111" table:formula="of:=IF(LEN([.D80])&gt;0;CONCATENATE([.$K$1];TEXT([.D8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1])&gt;0;MAX([.D$3:.D80])+1;&quot;&quot;)">
            <text:p/>
          </table:table-cell>
          <table:table-cell table:style-name="ce111" table:formula="of:=IF(LEN([.D81])&gt;0;CONCATENATE([.$K$1];TEXT([.D8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2])&gt;0;MAX([.D$3:.D81])+1;&quot;&quot;)">
            <text:p/>
          </table:table-cell>
          <table:table-cell table:style-name="ce111" table:formula="of:=IF(LEN([.D82])&gt;0;CONCATENATE([.$K$1];TEXT([.D8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3])&gt;0;MAX([.D$3:.D82])+1;&quot;&quot;)">
            <text:p/>
          </table:table-cell>
          <table:table-cell table:style-name="ce111" table:formula="of:=IF(LEN([.D83])&gt;0;CONCATENATE([.$K$1];TEXT([.D8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4])&gt;0;MAX([.D$3:.D83])+1;&quot;&quot;)">
            <text:p/>
          </table:table-cell>
          <table:table-cell table:style-name="ce111" table:formula="of:=IF(LEN([.D84])&gt;0;CONCATENATE([.$K$1];TEXT([.D8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5])&gt;0;MAX([.D$3:.D84])+1;&quot;&quot;)">
            <text:p/>
          </table:table-cell>
          <table:table-cell table:style-name="ce111" table:formula="of:=IF(LEN([.D85])&gt;0;CONCATENATE([.$K$1];TEXT([.D8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6])&gt;0;MAX([.D$3:.D85])+1;&quot;&quot;)">
            <text:p/>
          </table:table-cell>
          <table:table-cell table:style-name="ce111" table:formula="of:=IF(LEN([.D86])&gt;0;CONCATENATE([.$K$1];TEXT([.D8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7])&gt;0;MAX([.D$3:.D86])+1;&quot;&quot;)">
            <text:p/>
          </table:table-cell>
          <table:table-cell table:style-name="ce111" table:formula="of:=IF(LEN([.D87])&gt;0;CONCATENATE([.$K$1];TEXT([.D8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8])&gt;0;MAX([.D$3:.D87])+1;&quot;&quot;)">
            <text:p/>
          </table:table-cell>
          <table:table-cell table:style-name="ce111" table:formula="of:=IF(LEN([.D88])&gt;0;CONCATENATE([.$K$1];TEXT([.D8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89])&gt;0;MAX([.D$3:.D88])+1;&quot;&quot;)">
            <text:p/>
          </table:table-cell>
          <table:table-cell table:style-name="ce111" table:formula="of:=IF(LEN([.D89])&gt;0;CONCATENATE([.$K$1];TEXT([.D8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0])&gt;0;MAX([.D$3:.D89])+1;&quot;&quot;)">
            <text:p/>
          </table:table-cell>
          <table:table-cell table:style-name="ce111" table:formula="of:=IF(LEN([.D90])&gt;0;CONCATENATE([.$K$1];TEXT([.D9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1])&gt;0;MAX([.D$3:.D90])+1;&quot;&quot;)">
            <text:p/>
          </table:table-cell>
          <table:table-cell table:style-name="ce111" table:formula="of:=IF(LEN([.D91])&gt;0;CONCATENATE([.$K$1];TEXT([.D9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2])&gt;0;MAX([.D$3:.D91])+1;&quot;&quot;)">
            <text:p/>
          </table:table-cell>
          <table:table-cell table:style-name="ce111" table:formula="of:=IF(LEN([.D92])&gt;0;CONCATENATE([.$K$1];TEXT([.D9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3])&gt;0;MAX([.D$3:.D92])+1;&quot;&quot;)">
            <text:p/>
          </table:table-cell>
          <table:table-cell table:style-name="ce111" table:formula="of:=IF(LEN([.D93])&gt;0;CONCATENATE([.$K$1];TEXT([.D9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4])&gt;0;MAX([.D$3:.D93])+1;&quot;&quot;)">
            <text:p/>
          </table:table-cell>
          <table:table-cell table:style-name="ce111" table:formula="of:=IF(LEN([.D94])&gt;0;CONCATENATE([.$K$1];TEXT([.D9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5])&gt;0;MAX([.D$3:.D94])+1;&quot;&quot;)">
            <text:p/>
          </table:table-cell>
          <table:table-cell table:style-name="ce111" table:formula="of:=IF(LEN([.D95])&gt;0;CONCATENATE([.$K$1];TEXT([.D9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6])&gt;0;MAX([.D$3:.D95])+1;&quot;&quot;)">
            <text:p/>
          </table:table-cell>
          <table:table-cell table:style-name="ce111" table:formula="of:=IF(LEN([.D96])&gt;0;CONCATENATE([.$K$1];TEXT([.D9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7])&gt;0;MAX([.D$3:.D96])+1;&quot;&quot;)">
            <text:p/>
          </table:table-cell>
          <table:table-cell table:style-name="ce111" table:formula="of:=IF(LEN([.D97])&gt;0;CONCATENATE([.$K$1];TEXT([.D9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8])&gt;0;MAX([.D$3:.D97])+1;&quot;&quot;)">
            <text:p/>
          </table:table-cell>
          <table:table-cell table:style-name="ce111" table:formula="of:=IF(LEN([.D98])&gt;0;CONCATENATE([.$K$1];TEXT([.D9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99])&gt;0;MAX([.D$3:.D98])+1;&quot;&quot;)">
            <text:p/>
          </table:table-cell>
          <table:table-cell table:style-name="ce111" table:formula="of:=IF(LEN([.D99])&gt;0;CONCATENATE([.$K$1];TEXT([.D9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0])&gt;0;MAX([.D$3:.D99])+1;&quot;&quot;)">
            <text:p/>
          </table:table-cell>
          <table:table-cell table:style-name="ce111" table:formula="of:=IF(LEN([.D100])&gt;0;CONCATENATE([.$K$1];TEXT([.D10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1])&gt;0;MAX([.D$3:.D100])+1;&quot;&quot;)">
            <text:p/>
          </table:table-cell>
          <table:table-cell table:style-name="ce111" table:formula="of:=IF(LEN([.D101])&gt;0;CONCATENATE([.$K$1];TEXT([.D10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2])&gt;0;MAX([.D$3:.D101])+1;&quot;&quot;)">
            <text:p/>
          </table:table-cell>
          <table:table-cell table:style-name="ce111" table:formula="of:=IF(LEN([.D102])&gt;0;CONCATENATE([.$K$1];TEXT([.D10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3])&gt;0;MAX([.D$3:.D102])+1;&quot;&quot;)">
            <text:p/>
          </table:table-cell>
          <table:table-cell table:style-name="ce111" table:formula="of:=IF(LEN([.D103])&gt;0;CONCATENATE([.$K$1];TEXT([.D10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4])&gt;0;MAX([.D$3:.D103])+1;&quot;&quot;)">
            <text:p/>
          </table:table-cell>
          <table:table-cell table:style-name="ce111" table:formula="of:=IF(LEN([.D104])&gt;0;CONCATENATE([.$K$1];TEXT([.D10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5])&gt;0;MAX([.D$3:.D104])+1;&quot;&quot;)">
            <text:p/>
          </table:table-cell>
          <table:table-cell table:style-name="ce111" table:formula="of:=IF(LEN([.D105])&gt;0;CONCATENATE([.$K$1];TEXT([.D10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6])&gt;0;MAX([.D$3:.D105])+1;&quot;&quot;)">
            <text:p/>
          </table:table-cell>
          <table:table-cell table:style-name="ce111" table:formula="of:=IF(LEN([.D106])&gt;0;CONCATENATE([.$K$1];TEXT([.D10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7])&gt;0;MAX([.D$3:.D106])+1;&quot;&quot;)">
            <text:p/>
          </table:table-cell>
          <table:table-cell table:style-name="ce111" table:formula="of:=IF(LEN([.D107])&gt;0;CONCATENATE([.$K$1];TEXT([.D10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8])&gt;0;MAX([.D$3:.D107])+1;&quot;&quot;)">
            <text:p/>
          </table:table-cell>
          <table:table-cell table:style-name="ce111" table:formula="of:=IF(LEN([.D108])&gt;0;CONCATENATE([.$K$1];TEXT([.D10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09])&gt;0;MAX([.D$3:.D108])+1;&quot;&quot;)">
            <text:p/>
          </table:table-cell>
          <table:table-cell table:style-name="ce111" table:formula="of:=IF(LEN([.D109])&gt;0;CONCATENATE([.$K$1];TEXT([.D10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0])&gt;0;MAX([.D$3:.D109])+1;&quot;&quot;)">
            <text:p/>
          </table:table-cell>
          <table:table-cell table:style-name="ce111" table:formula="of:=IF(LEN([.D110])&gt;0;CONCATENATE([.$K$1];TEXT([.D11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1])&gt;0;MAX([.D$3:.D110])+1;&quot;&quot;)">
            <text:p/>
          </table:table-cell>
          <table:table-cell table:style-name="ce111" table:formula="of:=IF(LEN([.D111])&gt;0;CONCATENATE([.$K$1];TEXT([.D11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2])&gt;0;MAX([.D$3:.D111])+1;&quot;&quot;)">
            <text:p/>
          </table:table-cell>
          <table:table-cell table:style-name="ce111" table:formula="of:=IF(LEN([.D112])&gt;0;CONCATENATE([.$K$1];TEXT([.D11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3])&gt;0;MAX([.D$3:.D112])+1;&quot;&quot;)">
            <text:p/>
          </table:table-cell>
          <table:table-cell table:style-name="ce111" table:formula="of:=IF(LEN([.D113])&gt;0;CONCATENATE([.$K$1];TEXT([.D11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4])&gt;0;MAX([.D$3:.D113])+1;&quot;&quot;)">
            <text:p/>
          </table:table-cell>
          <table:table-cell table:style-name="ce111" table:formula="of:=IF(LEN([.D114])&gt;0;CONCATENATE([.$K$1];TEXT([.D11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5])&gt;0;MAX([.D$3:.D114])+1;&quot;&quot;)">
            <text:p/>
          </table:table-cell>
          <table:table-cell table:style-name="ce111" table:formula="of:=IF(LEN([.D115])&gt;0;CONCATENATE([.$K$1];TEXT([.D11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6])&gt;0;MAX([.D$3:.D115])+1;&quot;&quot;)">
            <text:p/>
          </table:table-cell>
          <table:table-cell table:style-name="ce111" table:formula="of:=IF(LEN([.D116])&gt;0;CONCATENATE([.$K$1];TEXT([.D11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7])&gt;0;MAX([.D$3:.D116])+1;&quot;&quot;)">
            <text:p/>
          </table:table-cell>
          <table:table-cell table:style-name="ce111" table:formula="of:=IF(LEN([.D117])&gt;0;CONCATENATE([.$K$1];TEXT([.D11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8])&gt;0;MAX([.D$3:.D117])+1;&quot;&quot;)">
            <text:p/>
          </table:table-cell>
          <table:table-cell table:style-name="ce111" table:formula="of:=IF(LEN([.D118])&gt;0;CONCATENATE([.$K$1];TEXT([.D11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19])&gt;0;MAX([.D$3:.D118])+1;&quot;&quot;)">
            <text:p/>
          </table:table-cell>
          <table:table-cell table:style-name="ce111" table:formula="of:=IF(LEN([.D119])&gt;0;CONCATENATE([.$K$1];TEXT([.D11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0])&gt;0;MAX([.D$3:.D119])+1;&quot;&quot;)">
            <text:p/>
          </table:table-cell>
          <table:table-cell table:style-name="ce111" table:formula="of:=IF(LEN([.D120])&gt;0;CONCATENATE([.$K$1];TEXT([.D12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1])&gt;0;MAX([.D$3:.D120])+1;&quot;&quot;)">
            <text:p/>
          </table:table-cell>
          <table:table-cell table:style-name="ce111" table:formula="of:=IF(LEN([.D121])&gt;0;CONCATENATE([.$K$1];TEXT([.D12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2])&gt;0;MAX([.D$3:.D121])+1;&quot;&quot;)">
            <text:p/>
          </table:table-cell>
          <table:table-cell table:style-name="ce111" table:formula="of:=IF(LEN([.D122])&gt;0;CONCATENATE([.$K$1];TEXT([.D12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3])&gt;0;MAX([.D$3:.D122])+1;&quot;&quot;)">
            <text:p/>
          </table:table-cell>
          <table:table-cell table:style-name="ce111" table:formula="of:=IF(LEN([.D123])&gt;0;CONCATENATE([.$K$1];TEXT([.D12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4])&gt;0;MAX([.D$3:.D123])+1;&quot;&quot;)">
            <text:p/>
          </table:table-cell>
          <table:table-cell table:style-name="ce111" table:formula="of:=IF(LEN([.D124])&gt;0;CONCATENATE([.$K$1];TEXT([.D12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5])&gt;0;MAX([.D$3:.D124])+1;&quot;&quot;)">
            <text:p/>
          </table:table-cell>
          <table:table-cell table:style-name="ce111" table:formula="of:=IF(LEN([.D125])&gt;0;CONCATENATE([.$K$1];TEXT([.D12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6])&gt;0;MAX([.D$3:.D125])+1;&quot;&quot;)">
            <text:p/>
          </table:table-cell>
          <table:table-cell table:style-name="ce111" table:formula="of:=IF(LEN([.D126])&gt;0;CONCATENATE([.$K$1];TEXT([.D12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7])&gt;0;MAX([.D$3:.D126])+1;&quot;&quot;)">
            <text:p/>
          </table:table-cell>
          <table:table-cell table:style-name="ce111" table:formula="of:=IF(LEN([.D127])&gt;0;CONCATENATE([.$K$1];TEXT([.D12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8])&gt;0;MAX([.D$3:.D127])+1;&quot;&quot;)">
            <text:p/>
          </table:table-cell>
          <table:table-cell table:style-name="ce111" table:formula="of:=IF(LEN([.D128])&gt;0;CONCATENATE([.$K$1];TEXT([.D12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29])&gt;0;MAX([.D$3:.D128])+1;&quot;&quot;)">
            <text:p/>
          </table:table-cell>
          <table:table-cell table:style-name="ce111" table:formula="of:=IF(LEN([.D129])&gt;0;CONCATENATE([.$K$1];TEXT([.D12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0])&gt;0;MAX([.D$3:.D129])+1;&quot;&quot;)">
            <text:p/>
          </table:table-cell>
          <table:table-cell table:style-name="ce111" table:formula="of:=IF(LEN([.D130])&gt;0;CONCATENATE([.$K$1];TEXT([.D13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1])&gt;0;MAX([.D$3:.D130])+1;&quot;&quot;)">
            <text:p/>
          </table:table-cell>
          <table:table-cell table:style-name="ce111" table:formula="of:=IF(LEN([.D131])&gt;0;CONCATENATE([.$K$1];TEXT([.D13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2])&gt;0;MAX([.D$3:.D131])+1;&quot;&quot;)">
            <text:p/>
          </table:table-cell>
          <table:table-cell table:style-name="ce111" table:formula="of:=IF(LEN([.D132])&gt;0;CONCATENATE([.$K$1];TEXT([.D13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3])&gt;0;MAX([.D$3:.D132])+1;&quot;&quot;)">
            <text:p/>
          </table:table-cell>
          <table:table-cell table:style-name="ce111" table:formula="of:=IF(LEN([.D133])&gt;0;CONCATENATE([.$K$1];TEXT([.D13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4])&gt;0;MAX([.D$3:.D133])+1;&quot;&quot;)">
            <text:p/>
          </table:table-cell>
          <table:table-cell table:style-name="ce111" table:formula="of:=IF(LEN([.D134])&gt;0;CONCATENATE([.$K$1];TEXT([.D13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5])&gt;0;MAX([.D$3:.D134])+1;&quot;&quot;)">
            <text:p/>
          </table:table-cell>
          <table:table-cell table:style-name="ce111" table:formula="of:=IF(LEN([.D135])&gt;0;CONCATENATE([.$K$1];TEXT([.D13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6])&gt;0;MAX([.D$3:.D135])+1;&quot;&quot;)">
            <text:p/>
          </table:table-cell>
          <table:table-cell table:style-name="ce111" table:formula="of:=IF(LEN([.D136])&gt;0;CONCATENATE([.$K$1];TEXT([.D13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7])&gt;0;MAX([.D$3:.D136])+1;&quot;&quot;)">
            <text:p/>
          </table:table-cell>
          <table:table-cell table:style-name="ce111" table:formula="of:=IF(LEN([.D137])&gt;0;CONCATENATE([.$K$1];TEXT([.D13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8])&gt;0;MAX([.D$3:.D137])+1;&quot;&quot;)">
            <text:p/>
          </table:table-cell>
          <table:table-cell table:style-name="ce111" table:formula="of:=IF(LEN([.D138])&gt;0;CONCATENATE([.$K$1];TEXT([.D13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39])&gt;0;MAX([.D$3:.D138])+1;&quot;&quot;)">
            <text:p/>
          </table:table-cell>
          <table:table-cell table:style-name="ce111" table:formula="of:=IF(LEN([.D139])&gt;0;CONCATENATE([.$K$1];TEXT([.D13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0])&gt;0;MAX([.D$3:.D139])+1;&quot;&quot;)">
            <text:p/>
          </table:table-cell>
          <table:table-cell table:style-name="ce111" table:formula="of:=IF(LEN([.D140])&gt;0;CONCATENATE([.$K$1];TEXT([.D14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1])&gt;0;MAX([.D$3:.D140])+1;&quot;&quot;)">
            <text:p/>
          </table:table-cell>
          <table:table-cell table:style-name="ce111" table:formula="of:=IF(LEN([.D141])&gt;0;CONCATENATE([.$K$1];TEXT([.D14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2])&gt;0;MAX([.D$3:.D141])+1;&quot;&quot;)">
            <text:p/>
          </table:table-cell>
          <table:table-cell table:style-name="ce111" table:formula="of:=IF(LEN([.D142])&gt;0;CONCATENATE([.$K$1];TEXT([.D14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3])&gt;0;MAX([.D$3:.D142])+1;&quot;&quot;)">
            <text:p/>
          </table:table-cell>
          <table:table-cell table:style-name="ce111" table:formula="of:=IF(LEN([.D143])&gt;0;CONCATENATE([.$K$1];TEXT([.D14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4])&gt;0;MAX([.D$3:.D143])+1;&quot;&quot;)">
            <text:p/>
          </table:table-cell>
          <table:table-cell table:style-name="ce111" table:formula="of:=IF(LEN([.D144])&gt;0;CONCATENATE([.$K$1];TEXT([.D14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5])&gt;0;MAX([.D$3:.D144])+1;&quot;&quot;)">
            <text:p/>
          </table:table-cell>
          <table:table-cell table:style-name="ce111" table:formula="of:=IF(LEN([.D145])&gt;0;CONCATENATE([.$K$1];TEXT([.D14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6])&gt;0;MAX([.D$3:.D145])+1;&quot;&quot;)">
            <text:p/>
          </table:table-cell>
          <table:table-cell table:style-name="ce111" table:formula="of:=IF(LEN([.D146])&gt;0;CONCATENATE([.$K$1];TEXT([.D14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7])&gt;0;MAX([.D$3:.D146])+1;&quot;&quot;)">
            <text:p/>
          </table:table-cell>
          <table:table-cell table:style-name="ce111" table:formula="of:=IF(LEN([.D147])&gt;0;CONCATENATE([.$K$1];TEXT([.D14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8])&gt;0;MAX([.D$3:.D147])+1;&quot;&quot;)">
            <text:p/>
          </table:table-cell>
          <table:table-cell table:style-name="ce111" table:formula="of:=IF(LEN([.D148])&gt;0;CONCATENATE([.$K$1];TEXT([.D14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49])&gt;0;MAX([.D$3:.D148])+1;&quot;&quot;)">
            <text:p/>
          </table:table-cell>
          <table:table-cell table:style-name="ce111" table:formula="of:=IF(LEN([.D149])&gt;0;CONCATENATE([.$K$1];TEXT([.D14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0])&gt;0;MAX([.D$3:.D149])+1;&quot;&quot;)">
            <text:p/>
          </table:table-cell>
          <table:table-cell table:style-name="ce111" table:formula="of:=IF(LEN([.D150])&gt;0;CONCATENATE([.$K$1];TEXT([.D15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1])&gt;0;MAX([.D$3:.D150])+1;&quot;&quot;)">
            <text:p/>
          </table:table-cell>
          <table:table-cell table:style-name="ce111" table:formula="of:=IF(LEN([.D151])&gt;0;CONCATENATE([.$K$1];TEXT([.D15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2])&gt;0;MAX([.D$3:.D151])+1;&quot;&quot;)">
            <text:p/>
          </table:table-cell>
          <table:table-cell table:style-name="ce111" table:formula="of:=IF(LEN([.D152])&gt;0;CONCATENATE([.$K$1];TEXT([.D15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3])&gt;0;MAX([.D$3:.D152])+1;&quot;&quot;)">
            <text:p/>
          </table:table-cell>
          <table:table-cell table:style-name="ce111" table:formula="of:=IF(LEN([.D153])&gt;0;CONCATENATE([.$K$1];TEXT([.D15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4])&gt;0;MAX([.D$3:.D153])+1;&quot;&quot;)">
            <text:p/>
          </table:table-cell>
          <table:table-cell table:style-name="ce111" table:formula="of:=IF(LEN([.D154])&gt;0;CONCATENATE([.$K$1];TEXT([.D15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5])&gt;0;MAX([.D$3:.D154])+1;&quot;&quot;)">
            <text:p/>
          </table:table-cell>
          <table:table-cell table:style-name="ce111" table:formula="of:=IF(LEN([.D155])&gt;0;CONCATENATE([.$K$1];TEXT([.D15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6])&gt;0;MAX([.D$3:.D155])+1;&quot;&quot;)">
            <text:p/>
          </table:table-cell>
          <table:table-cell table:style-name="ce111" table:formula="of:=IF(LEN([.D156])&gt;0;CONCATENATE([.$K$1];TEXT([.D15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7])&gt;0;MAX([.D$3:.D156])+1;&quot;&quot;)">
            <text:p/>
          </table:table-cell>
          <table:table-cell table:style-name="ce111" table:formula="of:=IF(LEN([.D157])&gt;0;CONCATENATE([.$K$1];TEXT([.D15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8])&gt;0;MAX([.D$3:.D157])+1;&quot;&quot;)">
            <text:p/>
          </table:table-cell>
          <table:table-cell table:style-name="ce111" table:formula="of:=IF(LEN([.D158])&gt;0;CONCATENATE([.$K$1];TEXT([.D15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59])&gt;0;MAX([.D$3:.D158])+1;&quot;&quot;)">
            <text:p/>
          </table:table-cell>
          <table:table-cell table:style-name="ce111" table:formula="of:=IF(LEN([.D159])&gt;0;CONCATENATE([.$K$1];TEXT([.D15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0])&gt;0;MAX([.D$3:.D159])+1;&quot;&quot;)">
            <text:p/>
          </table:table-cell>
          <table:table-cell table:style-name="ce111" table:formula="of:=IF(LEN([.D160])&gt;0;CONCATENATE([.$K$1];TEXT([.D16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1])&gt;0;MAX([.D$3:.D160])+1;&quot;&quot;)">
            <text:p/>
          </table:table-cell>
          <table:table-cell table:style-name="ce111" table:formula="of:=IF(LEN([.D161])&gt;0;CONCATENATE([.$K$1];TEXT([.D16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2])&gt;0;MAX([.D$3:.D161])+1;&quot;&quot;)">
            <text:p/>
          </table:table-cell>
          <table:table-cell table:style-name="ce111" table:formula="of:=IF(LEN([.D162])&gt;0;CONCATENATE([.$K$1];TEXT([.D16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3])&gt;0;MAX([.D$3:.D162])+1;&quot;&quot;)">
            <text:p/>
          </table:table-cell>
          <table:table-cell table:style-name="ce111" table:formula="of:=IF(LEN([.D163])&gt;0;CONCATENATE([.$K$1];TEXT([.D16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4])&gt;0;MAX([.D$3:.D163])+1;&quot;&quot;)">
            <text:p/>
          </table:table-cell>
          <table:table-cell table:style-name="ce111" table:formula="of:=IF(LEN([.D164])&gt;0;CONCATENATE([.$K$1];TEXT([.D16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5])&gt;0;MAX([.D$3:.D164])+1;&quot;&quot;)">
            <text:p/>
          </table:table-cell>
          <table:table-cell table:style-name="ce111" table:formula="of:=IF(LEN([.D165])&gt;0;CONCATENATE([.$K$1];TEXT([.D16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6])&gt;0;MAX([.D$3:.D165])+1;&quot;&quot;)">
            <text:p/>
          </table:table-cell>
          <table:table-cell table:style-name="ce111" table:formula="of:=IF(LEN([.D166])&gt;0;CONCATENATE([.$K$1];TEXT([.D16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7])&gt;0;MAX([.D$3:.D166])+1;&quot;&quot;)">
            <text:p/>
          </table:table-cell>
          <table:table-cell table:style-name="ce111" table:formula="of:=IF(LEN([.D167])&gt;0;CONCATENATE([.$K$1];TEXT([.D16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8])&gt;0;MAX([.D$3:.D167])+1;&quot;&quot;)">
            <text:p/>
          </table:table-cell>
          <table:table-cell table:style-name="ce111" table:formula="of:=IF(LEN([.D168])&gt;0;CONCATENATE([.$K$1];TEXT([.D16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69])&gt;0;MAX([.D$3:.D168])+1;&quot;&quot;)">
            <text:p/>
          </table:table-cell>
          <table:table-cell table:style-name="ce111" table:formula="of:=IF(LEN([.D169])&gt;0;CONCATENATE([.$K$1];TEXT([.D16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0])&gt;0;MAX([.D$3:.D169])+1;&quot;&quot;)">
            <text:p/>
          </table:table-cell>
          <table:table-cell table:style-name="ce111" table:formula="of:=IF(LEN([.D170])&gt;0;CONCATENATE([.$K$1];TEXT([.D17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1])&gt;0;MAX([.D$3:.D170])+1;&quot;&quot;)">
            <text:p/>
          </table:table-cell>
          <table:table-cell table:style-name="ce111" table:formula="of:=IF(LEN([.D171])&gt;0;CONCATENATE([.$K$1];TEXT([.D17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2])&gt;0;MAX([.D$3:.D171])+1;&quot;&quot;)">
            <text:p/>
          </table:table-cell>
          <table:table-cell table:style-name="ce111" table:formula="of:=IF(LEN([.D172])&gt;0;CONCATENATE([.$K$1];TEXT([.D17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3])&gt;0;MAX([.D$3:.D172])+1;&quot;&quot;)">
            <text:p/>
          </table:table-cell>
          <table:table-cell table:style-name="ce111" table:formula="of:=IF(LEN([.D173])&gt;0;CONCATENATE([.$K$1];TEXT([.D17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4])&gt;0;MAX([.D$3:.D173])+1;&quot;&quot;)">
            <text:p/>
          </table:table-cell>
          <table:table-cell table:style-name="ce111" table:formula="of:=IF(LEN([.D174])&gt;0;CONCATENATE([.$K$1];TEXT([.D17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5])&gt;0;MAX([.D$3:.D174])+1;&quot;&quot;)">
            <text:p/>
          </table:table-cell>
          <table:table-cell table:style-name="ce111" table:formula="of:=IF(LEN([.D175])&gt;0;CONCATENATE([.$K$1];TEXT([.D17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6])&gt;0;MAX([.D$3:.D175])+1;&quot;&quot;)">
            <text:p/>
          </table:table-cell>
          <table:table-cell table:style-name="ce111" table:formula="of:=IF(LEN([.D176])&gt;0;CONCATENATE([.$K$1];TEXT([.D17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7])&gt;0;MAX([.D$3:.D176])+1;&quot;&quot;)">
            <text:p/>
          </table:table-cell>
          <table:table-cell table:style-name="ce111" table:formula="of:=IF(LEN([.D177])&gt;0;CONCATENATE([.$K$1];TEXT([.D17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8])&gt;0;MAX([.D$3:.D177])+1;&quot;&quot;)">
            <text:p/>
          </table:table-cell>
          <table:table-cell table:style-name="ce111" table:formula="of:=IF(LEN([.D178])&gt;0;CONCATENATE([.$K$1];TEXT([.D17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79])&gt;0;MAX([.D$3:.D178])+1;&quot;&quot;)">
            <text:p/>
          </table:table-cell>
          <table:table-cell table:style-name="ce111" table:formula="of:=IF(LEN([.D179])&gt;0;CONCATENATE([.$K$1];TEXT([.D17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0])&gt;0;MAX([.D$3:.D179])+1;&quot;&quot;)">
            <text:p/>
          </table:table-cell>
          <table:table-cell table:style-name="ce111" table:formula="of:=IF(LEN([.D180])&gt;0;CONCATENATE([.$K$1];TEXT([.D18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1])&gt;0;MAX([.D$3:.D180])+1;&quot;&quot;)">
            <text:p/>
          </table:table-cell>
          <table:table-cell table:style-name="ce111" table:formula="of:=IF(LEN([.D181])&gt;0;CONCATENATE([.$K$1];TEXT([.D18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2])&gt;0;MAX([.D$3:.D181])+1;&quot;&quot;)">
            <text:p/>
          </table:table-cell>
          <table:table-cell table:style-name="ce111" table:formula="of:=IF(LEN([.D182])&gt;0;CONCATENATE([.$K$1];TEXT([.D18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3])&gt;0;MAX([.D$3:.D182])+1;&quot;&quot;)">
            <text:p/>
          </table:table-cell>
          <table:table-cell table:style-name="ce111" table:formula="of:=IF(LEN([.D183])&gt;0;CONCATENATE([.$K$1];TEXT([.D18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4])&gt;0;MAX([.D$3:.D183])+1;&quot;&quot;)">
            <text:p/>
          </table:table-cell>
          <table:table-cell table:style-name="ce111" table:formula="of:=IF(LEN([.D184])&gt;0;CONCATENATE([.$K$1];TEXT([.D18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5])&gt;0;MAX([.D$3:.D184])+1;&quot;&quot;)">
            <text:p/>
          </table:table-cell>
          <table:table-cell table:style-name="ce111" table:formula="of:=IF(LEN([.D185])&gt;0;CONCATENATE([.$K$1];TEXT([.D18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6])&gt;0;MAX([.D$3:.D185])+1;&quot;&quot;)">
            <text:p/>
          </table:table-cell>
          <table:table-cell table:style-name="ce111" table:formula="of:=IF(LEN([.D186])&gt;0;CONCATENATE([.$K$1];TEXT([.D18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7])&gt;0;MAX([.D$3:.D186])+1;&quot;&quot;)">
            <text:p/>
          </table:table-cell>
          <table:table-cell table:style-name="ce111" table:formula="of:=IF(LEN([.D187])&gt;0;CONCATENATE([.$K$1];TEXT([.D18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8])&gt;0;MAX([.D$3:.D187])+1;&quot;&quot;)">
            <text:p/>
          </table:table-cell>
          <table:table-cell table:style-name="ce111" table:formula="of:=IF(LEN([.D188])&gt;0;CONCATENATE([.$K$1];TEXT([.D18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89])&gt;0;MAX([.D$3:.D188])+1;&quot;&quot;)">
            <text:p/>
          </table:table-cell>
          <table:table-cell table:style-name="ce111" table:formula="of:=IF(LEN([.D189])&gt;0;CONCATENATE([.$K$1];TEXT([.D18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0])&gt;0;MAX([.D$3:.D189])+1;&quot;&quot;)">
            <text:p/>
          </table:table-cell>
          <table:table-cell table:style-name="ce111" table:formula="of:=IF(LEN([.D190])&gt;0;CONCATENATE([.$K$1];TEXT([.D190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1])&gt;0;MAX([.D$3:.D190])+1;&quot;&quot;)">
            <text:p/>
          </table:table-cell>
          <table:table-cell table:style-name="ce111" table:formula="of:=IF(LEN([.D191])&gt;0;CONCATENATE([.$K$1];TEXT([.D191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2])&gt;0;MAX([.D$3:.D191])+1;&quot;&quot;)">
            <text:p/>
          </table:table-cell>
          <table:table-cell table:style-name="ce111" table:formula="of:=IF(LEN([.D192])&gt;0;CONCATENATE([.$K$1];TEXT([.D192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3])&gt;0;MAX([.D$3:.D192])+1;&quot;&quot;)">
            <text:p/>
          </table:table-cell>
          <table:table-cell table:style-name="ce111" table:formula="of:=IF(LEN([.D193])&gt;0;CONCATENATE([.$K$1];TEXT([.D193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4])&gt;0;MAX([.D$3:.D193])+1;&quot;&quot;)">
            <text:p/>
          </table:table-cell>
          <table:table-cell table:style-name="ce111" table:formula="of:=IF(LEN([.D194])&gt;0;CONCATENATE([.$K$1];TEXT([.D194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5])&gt;0;MAX([.D$3:.D194])+1;&quot;&quot;)">
            <text:p/>
          </table:table-cell>
          <table:table-cell table:style-name="ce111" table:formula="of:=IF(LEN([.D195])&gt;0;CONCATENATE([.$K$1];TEXT([.D195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6])&gt;0;MAX([.D$3:.D195])+1;&quot;&quot;)">
            <text:p/>
          </table:table-cell>
          <table:table-cell table:style-name="ce111" table:formula="of:=IF(LEN([.D196])&gt;0;CONCATENATE([.$K$1];TEXT([.D196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7])&gt;0;MAX([.D$3:.D196])+1;&quot;&quot;)">
            <text:p/>
          </table:table-cell>
          <table:table-cell table:style-name="ce111" table:formula="of:=IF(LEN([.D197])&gt;0;CONCATENATE([.$K$1];TEXT([.D197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8])&gt;0;MAX([.D$3:.D197])+1;&quot;&quot;)">
            <text:p/>
          </table:table-cell>
          <table:table-cell table:style-name="ce111" table:formula="of:=IF(LEN([.D198])&gt;0;CONCATENATE([.$K$1];TEXT([.D198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8" table:formula="of:=IF(LEN([.F199])&gt;0;MAX([.D$3:.D198])+1;&quot;&quot;)">
            <text:p/>
          </table:table-cell>
          <table:table-cell table:style-name="ce111" table:formula="of:=IF(LEN([.D199])&gt;0;CONCATENATE([.$K$1];TEXT([.D199];&quot;0000&quot;));&quot;&quot;)">
            <text:p/>
          </table:table-cell>
          <table:table-cell table:style-name="ce113"/>
          <table:table-cell table:style-name="ce115"/>
          <table:table-cell table:style-name="ce117" table:content-validation-name="val1"/>
          <table:table-cell table:style-name="ce119" table:content-validation-name="val2" office:value-type="string" calcext:value-type="string">
            <text:p>None</text:p>
          </table:table-cell>
          <table:table-cell table:style-name="ce121" table:content-validation-name="val3" office:value-type="string" calcext:value-type="string">
            <text:p>Info</text:p>
          </table:table-cell>
          <table:table-cell table:style-name="ce123"/>
          <table:table-cell table:style-name="ce130"/>
          <table:table-cell table:style-name="ce132" table:content-validation-name="val4" office:value-type="string" calcext:value-type="string">
            <text:p>v0.1</text:p>
          </table:table-cell>
          <table:table-cell table:style-name="ce130" table:number-columns-repeated="2"/>
          <table:table-cell table:style-name="ce136"/>
          <table:table-cell table:style-name="ce138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>
          <table:table-cell table:style-name="ce101"/>
          <table:table-cell table:style-name="ce104"/>
          <table:table-cell table:style-name="ce106"/>
          <table:table-cell table:style-name="ce108" table:formula="of:=IF(LEN([.F200])&gt;0;MAX([.D$3:.D199])+1;&quot;&quot;)">
            <text:p/>
          </table:table-cell>
          <table:table-cell table:style-name="ce112" table:formula="of:=IF(LEN([.D200])&gt;0;CONCATENATE([.$K$1];TEXT([.D200];&quot;0000&quot;));&quot;&quot;)">
            <text:p/>
          </table:table-cell>
          <table:table-cell table:style-name="ce114"/>
          <table:table-cell table:style-name="ce116"/>
          <table:table-cell table:style-name="ce118" table:content-validation-name="val1"/>
          <table:table-cell table:style-name="ce120" table:content-validation-name="val2" office:value-type="string" calcext:value-type="string">
            <text:p>None</text:p>
          </table:table-cell>
          <table:table-cell table:style-name="ce122" table:content-validation-name="val3" office:value-type="string" calcext:value-type="string">
            <text:p>Info</text:p>
          </table:table-cell>
          <table:table-cell table:style-name="ce124"/>
          <table:table-cell table:style-name="ce131"/>
          <table:table-cell table:style-name="ce133" table:content-validation-name="val4" office:value-type="string" calcext:value-type="string">
            <text:p>v0.1</text:p>
          </table:table-cell>
          <table:table-cell table:style-name="ce131" table:number-columns-repeated="2"/>
          <table:table-cell table:style-name="ce137"/>
          <table:table-cell table:style-name="ce139" table:content-validation-name="val5" office:value-type="string" calcext:value-type="string">
            <text:p>RqDraft</text:p>
          </table:table-cell>
          <table:table-cell table:number-columns-repeated="1005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RC.D12:SRC.E200 SRC.D3:SRC.D200">
            <calcext:condition calcext:apply-style-name="NewReq" calcext:value="formula-is(ISFORMULA([.$D3]))" calcext:base-cell-address="SRC.D3"/>
          </calcext:conditional-format>
          <calcext:conditional-format calcext:target-range-address="SRC.N3:SRC.Q200 SRC.A13:SRC.L200 SRC.B12:SRC.L12 SRC.B3:SRC.D11 SRC.F3:SRC.L11">
            <calcext:condition calcext:apply-style-name="DeletedReq" calcext:value="formula-is([.$Q3]=&quot;RqErased&quot;)" calcext:base-cell-address="SRC.A3"/>
          </calcext:conditional-format>
          <calcext:conditional-format calcext:target-range-address="SRC.F3:SRC.G200">
            <calcext:condition calcext:apply-style-name="Chapter" calcext:value="formula-is(AND(LEN([.$F3])&gt;0;LEN([.$G3])=0))" calcext:base-cell-address="SRC.F3"/>
          </calcext:conditional-format>
          <calcext:conditional-format calcext:target-range-address="SRC.M3:SRC.M200">
            <calcext:condition calcext:apply-style-name="DeletedReq" calcext:value="formula-is([.$Q3]=&quot;RqErased&quot;)" calcext:base-cell-address="SRC.M3"/>
          </calcext:conditional-format>
          <calcext:conditional-format calcext:target-range-address="SRC.E3:SRC.E11">
            <calcext:condition calcext:apply-style-name="NewReq" calcext:value="formula-is(ISFORMULA([.$D3]))" calcext:base-cell-address="SRC.E3"/>
          </calcext:conditional-format>
          <calcext:conditional-format calcext:target-range-address="SRC.E3:SRC.E11">
            <calcext:condition calcext:apply-style-name="DeletedReq" calcext:value="formula-is([.$Q3]=&quot;RqErased&quot;)" calcext:base-cell-address="SRC.E3"/>
          </calcext:conditional-format>
          <calcext:conditional-format calcext:target-range-address="SRC.A4:SRC.A12">
            <calcext:condition calcext:apply-style-name="DeletedReq" calcext:value="formula-is([.$Q4]=&quot;RqErased&quot;)" calcext:base-cell-address="SRC.A4"/>
          </calcext:conditional-format>
          <calcext:conditional-format calcext:target-range-address="SRC.A3:SRC.A3">
            <calcext:condition calcext:apply-style-name="DeletedReq" calcext:value="formula-is([.$Q3]=&quot;RqErased&quot;)" calcext:base-cell-address="SRC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end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16:58:24.7545225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6-24T17:05:40.991035479</dc:date>
    <meta:editing-duration>PT5H49M17S</meta:editing-duration>
    <meta:editing-cycles>90</meta:editing-cycles>
    <meta:document-statistic meta:table-count="4" meta:cell-count="2578" meta:object-count="0"/>
    <meta:user-defined meta:name=""/>
  </office:meta>
</office:document-meta>
</file>